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2C0000012CF226CB41.jpg" manifest:media-type="image/jpeg"/>
  <manifest:file-entry manifest:full-path="Pictures/10000201000000F20000012CCB3226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fill="gradient" draw:fill-color="#ff950e" draw:fill-gradient-name="crna_5f_magenta" draw:opacity-name="Transparency_20_2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opacity="100%" draw:opacity-name="Transparency_20_3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none" draw:fill-color="#729fcf" draw:opacity="100%" draw:opacity-name="Transparency_20_3" draw:textarea-horizontal-align="justify" draw:textarea-vertical-align="middle" draw:auto-grow-height="false" draw:shadow="hidden" draw:shadow-opacity="100%"/>
    </style:style>
    <style:style style:name="gr5" style:family="graphic" style:parent-style-name="standard">
      <style:graphic-properties draw:fill="gradient" draw:fill-color="#ff950e" draw:fill-gradient-name="crna_5f_magenta" draw:opacity-name="Transparency_20_2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3.1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cm"/>
    </style:style>
    <style:style style:name="gr10" style:family="graphic" style:parent-style-name="standard">
      <style:graphic-properties draw:stroke="solid" svg:stroke-color="#9966cc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3.133cm"/>
    </style:style>
    <style:style style:name="gr14" style:family="graphic" style:parent-style-name="standard">
      <style:graphic-properties svg:stroke-color="#9966cc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9966cc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9966cc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9966cc" draw:fill-color="#ffffff" draw:textarea-horizontal-align="left" draw:textarea-vertical-align="middle" draw:auto-grow-height="false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9966cc" draw:fill-color="#000000" draw:textarea-horizontal-align="justify" draw:textarea-vertical-align="bottom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8cm" fo:min-width="0cm"/>
    </style:style>
    <style:style style:name="gr21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2.236cm"/>
    </style:style>
    <style:style style:name="gr23" style:family="graphic" style:parent-style-name="standard">
      <style:graphic-properties svg:stroke-color="#9966cc" draw:fill-color="#ffffff" draw:textarea-horizontal-align="left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0.0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ook Antiqua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family="Gabriola" style:font-family-generic="decorative" style:font-pitch="variable" fo:font-size="18pt" fo:font-weight="bold" style:font-weight-asian="bold" style:font-weight-complex="bold"/>
    </style:style>
    <style:style style:name="P4" style:family="paragraph">
      <style:text-properties fo:font-family="Gabriola" style:font-family-generic="decorative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family="Gabriola" style:font-family-generic="decorative" style:font-pitch="variable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ffffff" fo:font-family="Gabriola" style:font-family-generic="decorative" style:font-pitch="variable" fo:font-size="12pt" style:font-size-asian="12pt" style:font-size-complex="12pt"/>
    </style:style>
    <style:style style:name="P8" style:family="paragraph">
      <style:text-properties fo:font-family="gabriola" fo:font-size="14pt" style:font-size-asian="14pt" style:font-size-complex="14pt"/>
    </style:style>
    <style:style style:name="P9" style:family="paragraph">
      <style:paragraph-properties fo:text-align="center"/>
      <style:text-properties fo:font-family="Gabriola" style:font-family-generic="decorative" style:font-pitch="variable"/>
    </style:style>
    <style:style style:name="P10" style:family="paragraph">
      <style:text-properties fo:font-family="Gabriola" style:font-family-generic="decorative" style:font-pitch="variable"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family="Gabriola" style:font-family-generic="decorative" style:font-pitch="variable"/>
    </style:style>
    <style:style style:name="P12" style:family="paragraph">
      <style:paragraph-properties fo:text-align="center"/>
      <style:text-properties fo:color="#ffffff" fo:font-family="Gabriola" style:font-family-generic="decorative" style:font-pitch="variable" fo:font-weight="bold" style:font-weight-asian="bold" style:font-weight-complex="bold"/>
    </style:style>
    <style:style style:name="P13" style:family="paragraph">
      <style:text-properties fo:font-family="Gabriola" style:font-family-generic="decorative" style:font-pitch="variable"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Gabriola" style:font-family-generic="decorative" style:font-pitch="variable" fo:font-size="18pt"/>
    </style:style>
    <style:style style:name="P16" style:family="paragraph">
      <style:paragraph-properties fo:line-height="100%" fo:text-align="center"/>
    </style:style>
    <style:style style:name="P17" style:family="paragraph">
      <style:paragraph-properties fo:line-height="100%" fo:text-align="center"/>
      <style:text-properties fo:color="#ffffff" fo:font-family="Gabriola" style:font-family-generic="decorative" style:font-pitch="variable" fo:font-size="18pt"/>
    </style:style>
    <style:style style:name="P18" style:family="paragraph">
      <style:paragraph-properties fo:text-align="center"/>
      <style:text-properties fo:font-family="Garamond" style:font-family-generic="roman" style:font-pitch="variable" fo:font-size="15pt" style:font-size-asian="15pt" style:font-size-complex="15pt"/>
    </style:style>
    <style:style style:name="P19" style:family="paragraph">
      <style:text-properties fo:color="#ff0000" fo:font-family="Gabriola" style:font-family-generic="decorative" style:font-pitch="variable"/>
    </style:style>
    <style:style style:name="P20" style:family="paragraph">
      <style:text-properties fo:font-family="Gabriola" style:font-family-generic="decorative" style:font-pitch="variable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color="#ffffff" fo:font-family="Gabriola" style:font-family-generic="decorative" style:font-pitch="variable"/>
    </style:style>
    <style:style style:name="P22" style:family="paragraph">
      <style:paragraph-properties fo:text-align="center"/>
      <style:text-properties fo:font-family="Gabriola" style:font-family-generic="decorative" style:font-pitch="variable" fo:font-size="18pt"/>
    </style:style>
    <style:style style:name="P23" style:family="paragraph">
      <style:text-properties fo:color="#ffffff" fo:font-family="Gabriola" style:font-family-generic="decorative" style:font-pitch="variable" fo:font-size="18pt"/>
    </style:style>
    <style:style style:name="P24" style:family="paragraph">
      <style:text-properties fo:font-family="Gabriola" style:font-family-generic="decorative" style:font-pitch="variable" fo:font-weight="bold" style:font-weight-asian="bold" style:font-weight-complex="bold"/>
    </style:style>
    <style:style style:name="P25" style:family="paragraph">
      <style:text-properties fo:font-family="Garamond" style:font-family-generic="roman" style:font-pitch="variable" fo:font-size="15pt" style:font-size-asian="15pt" style:font-size-complex="15pt"/>
    </style:style>
    <style:style style:name="T1" style:family="text">
      <style:text-properties fo:font-family="'Book Antiqua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family="Gabriola" style:font-family-generic="decorative" style:font-pitch="variable" fo:font-size="18pt" fo:font-weight="bold" style:font-weight-asian="bold" style:font-weight-complex="bold"/>
    </style:style>
    <style:style style:name="T3" style:family="text">
      <style:text-properties fo:color="#ffffff" fo:font-family="Gabriola" style:font-family-generic="decorative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family="Gabriola" style:font-family-generic="decorative" style:font-pitch="variable" fo:font-size="12pt" style:font-size-asian="12pt" style:font-size-complex="12pt"/>
    </style:style>
    <style:style style:name="T5" style:family="text">
      <style:text-properties fo:color="#ffffff" fo:font-family="Gabriola" style:font-family-generic="decorative" style:font-pitch="variable"/>
    </style:style>
    <style:style style:name="T6" style:family="text">
      <style:text-properties fo:color="#ffffff" fo:font-family="Gabriola" style:font-family-generic="decorative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family="Gabriola" style:font-family-generic="decorative" style:font-pitch="variable" fo:font-weight="bold" style:font-weight-asian="bold" style:font-weight-complex="bold"/>
    </style:style>
    <style:style style:name="T8" style:family="text">
      <style:text-properties fo:color="#ffffff" fo:font-family="Gabriola" style:font-family-generic="decorative" style:font-pitch="variable" fo:font-size="18pt"/>
    </style:style>
    <style:style style:name="T9" style:family="text">
      <style:text-properties fo:font-family="Gabriola" style:font-family-generic="decorative" style:font-pitch="variable" fo:font-size="18pt"/>
    </style:style>
    <style:style style:name="T10" style:family="text">
      <style:text-properties fo:color="#ffffff" fo:font-family="Gabriola" style:font-family-generic="decorative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Garamond" style:font-family-generic="roman" style:font-pitch="variable" fo:font-size="15pt" style:font-size-asian="15pt" style:font-size-complex="15pt"/>
    </style:style>
    <style:style style:name="T12" style:family="text">
      <style:text-properties fo:color="#ff0000" fo:font-family="Gabriola" style:font-family-generic="decorative" style:font-pitch="variable"/>
    </style:style>
    <style:style style:name="T13" style:family="text">
      <style:text-properties fo:color="#ffffff" fo:font-family="Gabriola" style:font-family-generic="decorative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family="Gabriola" style:font-family-generic="decorative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Garamond" style:font-family-generic="roman" style:font-pitch="variable" fo:font-size="15pt" style:font-size-asian="15pt" style:font-size-complex="15pt"/>
    </style:style>
    <style:style style:name="T16" style:family="text">
      <style:text-properties fo:color="#ffffff" fo:font-family="Garamond" style:font-family-generic="roman" style:font-pitch="variable" fo:font-size="18pt"/>
    </style:style>
    <style:style style:name="T1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15cm" svg:height="1.153cm" svg:x="7.729cm" svg:y="1cm">
          <draw:text-box>
            <text:p text:style-name="P1"><text:span text:style-name="T1">POČETNA</text:span></text:p>
          </draw:text-box>
        </draw:frame>
        <draw:custom-shape draw:style-name="gr2" draw:text-style-name="P1" draw:layer="layout" svg:width="8.583cm" svg:height="12.288cm" svg:x="6.375cm" svg:y="2.529cm">
          <text:p text:style-name="P1">Animacij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0.8cm" svg:x="10.325cm" svg:y="12.868cm">
          <text:p text:style-name="P1"><text:span text:style-name="T2">Nova školska godin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0.8cm" svg:x="10.757cm" svg:y="11.543cm">
          <text:p text:style-name="P1"><text:span text:style-name="T2">Spisak predm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5cm" svg:height="0.8cm" svg:x="10.757cm" svg:y="10.243cm">
          <text:p text:style-name="P1"><text:span text:style-name="T2">Spisak učenik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1" draw:layer="layout" svg:width="8.583cm" svg:height="12.288cm" svg:x="1.576cm" svg:y="3.3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91cm" svg:height="1.153cm" svg:x="7.024cm" svg:y="1.168cm">
          <draw:text-box>
            <text:p text:style-name="P1"><text:span text:style-name="T1">SPISAK UČENIKA</text:span></text:p>
          </draw:text-box>
        </draw:frame>
        <draw:line draw:style-name="gr6" draw:text-style-name="P1" draw:layer="layout" svg:x1="1.716cm" svg:y1="4.282cm" svg:x2="9.983cm" svg:y2="4.272cm">
          <text:p/>
        </draw:line>
        <draw:frame draw:style-name="gr7" draw:text-style-name="P4" draw:layer="layout" svg:width="4.68cm" svg:height="0.831cm" svg:x="1.833cm" svg:y="3.261cm">
          <draw:text-box>
            <text:p><text:span text:style-name="T3">Spisak učenika</text:span></text:p>
          </draw:text-box>
        </draw:frame>
        <draw:line draw:style-name="gr6" draw:text-style-name="P1" draw:layer="layout" svg:x1="1.75cm" svg:y1="5.337cm" svg:x2="10.017cm" svg:y2="5.327cm">
          <text:p/>
        </draw:line>
        <draw:frame draw:style-name="gr8" draw:text-style-name="P5" draw:layer="layout" svg:width="6.561cm" svg:height="0.747cm" svg:x="2.941cm" svg:y="4.374cm">
          <draw:text-box>
            <text:p><text:span text:style-name="T4">Blagojević Darko, 011012</text:span></text:p>
          </draw:text-box>
        </draw:frame>
        <draw:line draw:style-name="gr6" draw:text-style-name="P1" draw:layer="layout" svg:x1="1.717cm" svg:y1="6.382cm" svg:x2="9.984cm" svg:y2="6.372cm">
          <text:p/>
        </draw:line>
        <draw:frame draw:style-name="gr9" draw:text-style-name="P5" draw:layer="layout" svg:width="5.506cm" svg:height="0.758cm" svg:x="2.953cm" svg:y="5.47cm">
          <draw:text-box>
            <text:p><text:span text:style-name="T4">Vladičić Dušan, 021012</text:span></text:p>
          </draw:text-box>
        </draw:frame>
        <draw:line draw:style-name="gr6" draw:text-style-name="P1" draw:layer="layout" svg:x1="1.718cm" svg:y1="7.482cm" svg:x2="9.985cm" svg:y2="7.472cm">
          <text:p/>
        </draw:line>
        <draw:frame draw:style-name="gr7" draw:text-style-name="P5" draw:layer="layout" svg:width="5.908cm" svg:height="0.747cm" svg:x="2.984cm" svg:y="6.615cm">
          <draw:text-box>
            <text:p text:style-name="P6"><text:span text:style-name="T5">Veličković Nikola, 031012</text:span></text:p>
          </draw:text-box>
        </draw:frame>
        <draw:line draw:style-name="gr6" draw:text-style-name="P1" draw:layer="layout" svg:x1="1.718cm" svg:y1="8.582cm" svg:x2="9.985cm" svg:y2="8.572cm">
          <text:p/>
        </draw:line>
        <draw:frame draw:style-name="gr7" draw:text-style-name="P5" draw:layer="layout" svg:width="6.78cm" svg:height="0.747cm" svg:x="2.884cm" svg:y="7.681cm">
          <draw:text-box>
            <text:p text:style-name="P6"><text:span text:style-name="T5">Đorđević Aleksandra, 041012</text:span></text:p>
          </draw:text-box>
        </draw:frame>
        <draw:line draw:style-name="gr6" draw:text-style-name="P1" draw:layer="layout" svg:x1="1.719cm" svg:y1="9.682cm" svg:x2="9.986cm" svg:y2="9.672cm">
          <text:p/>
        </draw:line>
        <draw:frame draw:style-name="gr7" draw:text-style-name="P5" draw:layer="layout" svg:width="6.314cm" svg:height="0.747cm" svg:x="2.885cm" svg:y="8.781cm">
          <draw:text-box>
            <text:p text:style-name="P6"><text:span text:style-name="T5">Đorđević Nemanja, 051012</text:span></text:p>
          </draw:text-box>
        </draw:frame>
        <draw:custom-shape draw:style-name="gr10" draw:text-style-name="P7" draw:layer="layout" svg:width="4.498cm" svg:height="1.016cm" svg:x="3.767cm" svg:y="13.649cm">
          <text:p text:style-name="P1"><text:span text:style-name="T4">Dodaj učenika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76cm" svg:height="0.773cm" svg:x="1.984cm" svg:y="5.528cm">
          <draw:image xlink:href="Pictures/10000201000000F20000012CCB32265F.png" xlink:type="simple" xlink:show="embed" xlink:actuate="onLoad">
            <text:p/>
          </draw:image>
        </draw:frame>
        <draw:frame draw:style-name="gr11" draw:text-style-name="P1" draw:layer="layout" svg:width="0.826cm" svg:height="0.794cm" svg:x="1.98cm" svg:y="4.437cm">
          <draw:image xlink:href="Pictures/100000000000012C0000012CF226CB41.jpg" xlink:type="simple" xlink:show="embed" xlink:actuate="onLoad">
            <text:p/>
          </draw:image>
        </draw:frame>
        <draw:frame draw:style-name="gr12" draw:text-style-name="P8" draw:layer="layout" svg:width="5.506cm" svg:height="0.831cm" svg:x="3.022cm" svg:y="2.409cm">
          <draw:text-box>
            <text:p text:style-name="P8">ListaUcenikaActivity</text:p>
          </draw:text-box>
        </draw:frame>
      </draw:page>
      <draw:page draw:name="page3" draw:style-name="dp1" draw:master-page-name="Default">
        <draw:frame draw:style-name="gr1" draw:text-style-name="P2" draw:layer="layout" svg:width="8.91cm" svg:height="1.153cm" svg:x="6.173cm" svg:y="1.2cm">
          <draw:text-box>
            <text:p text:style-name="P1"><text:span text:style-name="T1">DODAJ UČENIKA</text:span></text:p>
          </draw:text-box>
        </draw:frame>
        <draw:custom-shape draw:style-name="gr5" draw:text-style-name="P1" draw:layer="layout" svg:width="8.583cm" svg:height="12.288cm" svg:x="6.477cm" svg:y="2.72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41cm" svg:height="0.747cm" svg:x="7.069cm" svg:y="4.36cm">
          <draw:text-box>
            <text:p><text:span text:style-name="T4">Ime</text:span></text:p>
          </draw:text-box>
        </draw:frame>
        <draw:frame draw:style-name="gr8" draw:text-style-name="P5" draw:layer="layout" svg:width="2.372cm" svg:height="0.747cm" svg:x="6.949cm" svg:y="5.473cm">
          <draw:text-box>
            <text:p><text:span text:style-name="T4">Prezime</text:span></text:p>
          </draw:text-box>
        </draw:frame>
        <draw:custom-shape draw:style-name="gr14" draw:text-style-name="P9" draw:layer="layout" svg:width="4.895cm" svg:height="0.661cm" svg:x="9.459cm" svg:y="4.4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895cm" svg:height="0.661cm" svg:x="9.46cm" svg:y="5.58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7cm" svg:y1="3.683cm" svg:x2="14.884cm" svg:y2="3.673cm">
          <text:p/>
        </draw:line>
        <draw:frame draw:style-name="gr7" draw:text-style-name="P10" draw:layer="layout" svg:width="6.145cm" svg:height="1.072cm" svg:x="6.583cm" svg:y="2.482cm">
          <draw:text-box>
            <text:p><text:span text:style-name="T6">Dodaj učenika</text:span></text:p>
          </draw:text-box>
        </draw:frame>
        <draw:frame draw:style-name="gr8" draw:text-style-name="P11" draw:layer="layout" svg:width="2.615cm" svg:height="1.725cm" svg:x="7.01cm" svg:y="9.731cm">
          <draw:text-box>
            <text:p><text:span text:style-name="T4">Foto</text:span><text:span text:style-name="T5">grafija</text:span></text:p>
          </draw:text-box>
        </draw:frame>
        <draw:custom-shape draw:style-name="gr15" draw:text-style-name="P12" draw:layer="layout" svg:width="3.737cm" svg:height="0.726cm" svg:x="8.893cm" svg:y="12.819cm">
          <text:p text:style-name="P1"><text:span text:style-name="T7">Dodaj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547cm" svg:height="2.713cm" svg:x="9.525cm" svg:y="9.113cm">
          <draw:image xlink:href="Pictures/100000000000012C0000012CF226CB41.jpg" xlink:type="simple" xlink:show="embed" xlink:actuate="onLoad">
            <text:p/>
          </draw:image>
        </draw:frame>
        <draw:frame draw:style-name="gr8" draw:text-style-name="P11" draw:layer="layout" svg:width="2.087cm" svg:height="1.725cm" svg:x="7.009cm" svg:y="6.403cm">
          <draw:text-box>
            <text:p><text:span text:style-name="T5">JMBG</text:span></text:p>
          </draw:text-box>
        </draw:frame>
        <draw:custom-shape draw:style-name="gr14" draw:text-style-name="P9" draw:layer="layout" svg:width="4.895cm" svg:height="0.661cm" svg:x="9.46cm" svg:y="6.783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649cm" svg:height="1.725cm" svg:x="7.009cm" svg:y="7.603cm">
          <draw:text-box>
            <text:p><text:span text:style-name="T5">Broj u MK</text:span></text:p>
          </draw:text-box>
        </draw:frame>
        <draw:custom-shape draw:style-name="gr14" draw:text-style-name="P9" draw:layer="layout" svg:width="4.895cm" svg:height="0.661cm" svg:x="9.46cm" svg:y="7.98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2" draw:layer="layout" svg:width="8.91cm" svg:height="1.153cm" svg:x="6.173cm" svg:y="1.201cm">
          <draw:text-box>
            <text:p text:style-name="P1"><text:span text:style-name="T1">PREGLED UČENIKA</text:span></text:p>
          </draw:text-box>
        </draw:frame>
        <draw:custom-shape draw:style-name="gr5" draw:text-style-name="P1" draw:layer="layout" svg:width="8.583cm" svg:height="12.288cm" svg:x="6.477cm" svg:y="2.73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.26cm" svg:height="2.462cm" svg:x="7.009cm" svg:y="4.104cm">
          <draw:text-box>
            <text:p><text:span text:style-name="T8">Ime</text:span></text:p>
          </draw:text-box>
        </draw:frame>
        <draw:frame draw:style-name="gr8" draw:text-style-name="P13" draw:layer="layout" svg:width="2.087cm" svg:height="1.725cm" svg:x="7.009cm" svg:y="5.204cm">
          <draw:text-box>
            <text:p><text:span text:style-name="T8">Prezime</text:span></text:p>
          </draw:text-box>
        </draw:frame>
        <draw:custom-shape draw:style-name="gr16" draw:text-style-name="P15" draw:layer="layout" svg:width="4.895cm" svg:height="0.661cm" svg:x="9.525cm" svg:y="4.484cm">
          <text:p text:style-name="P14"><text:span text:style-name="T9">Duša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95cm" svg:height="0.661cm" svg:x="9.525cm" svg:y="5.584cm">
          <text:p text:style-name="P14"><text:span text:style-name="T9">Vladičić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7cm" svg:y1="3.684cm" svg:x2="14.884cm" svg:y2="3.674cm">
          <text:p/>
        </draw:line>
        <draw:frame draw:style-name="gr7" draw:text-style-name="P10" draw:layer="layout" svg:width="8.913cm" svg:height="1.072cm" svg:x="6.583cm" svg:y="2.483cm">
          <draw:text-box>
            <text:p><text:span text:style-name="T6">Učenik: </text:span><text:span text:style-name="T10">Vladičić Dušan</text:span></text:p>
          </draw:text-box>
        </draw:frame>
        <draw:frame draw:style-name="gr8" draw:text-style-name="P13" draw:layer="layout" svg:width="2.615cm" svg:height="1.725cm" svg:x="7.01cm" svg:y="9.725cm">
          <draw:text-box>
            <text:p><text:span text:style-name="T8">Fotografija</text:span></text:p>
          </draw:text-box>
        </draw:frame>
        <draw:custom-shape draw:style-name="gr15" draw:text-style-name="P3" draw:layer="layout" svg:width="3.737cm" svg:height="0.726cm" svg:x="8.893cm" svg:y="11.92cm">
          <text:p text:style-name="P1"><text:span text:style-name="T2">Sačuvaj promene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047cm" svg:height="2.539cm" svg:x="9.525cm" svg:y="9.166cm">
          <draw:image xlink:href="Pictures/10000201000000F20000012CCB32265F.png" xlink:type="simple" xlink:show="embed" xlink:actuate="onLoad">
            <text:p/>
          </draw:image>
        </draw:frame>
        <draw:custom-shape draw:style-name="gr10" draw:text-style-name="P17" draw:layer="layout" svg:width="2.118cm" svg:height="2.21cm" svg:x="8.599cm" svg:y="12.798cm">
          <text:p text:style-name="P16"><text:span text:style-name="T8">Dodaj </text:span></text:p>
          <text:p text:style-name="P16"><text:span text:style-name="T8">učenika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149cm" svg:height="2.21cm" svg:x="10.716cm" svg:y="12.798cm">
          <text:p text:style-name="P16"><text:span text:style-name="T8">Ukloni </text:span></text:p>
          <text:p text:style-name="P16"><text:span text:style-name="T8">učenika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197cm" svg:height="2.21cm" svg:x="12.866cm" svg:y="12.798cm">
          <text:p text:style-name="P16"><text:span text:style-name="T8">Predmeti</text:span></text:p>
          <text:p text:style-name="P16"><text:span text:style-name="T8">učenika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112cm" svg:height="2.21cm" svg:x="6.487cm" svg:y="12.798cm">
          <text:p text:style-name="P16"><text:span text:style-name="T8">Ocene </text:span></text:p>
          <text:p text:style-name="P16"><text:span text:style-name="T8">učenik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087cm" svg:height="1.725cm" svg:x="7.009cm" svg:y="6.403cm">
          <draw:text-box>
            <text:p><text:span text:style-name="T5">JMBG</text:span></text:p>
          </draw:text-box>
        </draw:frame>
        <draw:custom-shape draw:style-name="gr17" draw:text-style-name="P18" draw:layer="layout" svg:width="4.895cm" svg:height="0.661cm" svg:x="9.46cm" svg:y="6.783cm">
          <text:p text:style-name="P1"><text:span text:style-name="T11">1104993761565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649cm" svg:height="1.725cm" svg:x="7.009cm" svg:y="7.603cm">
          <draw:text-box>
            <text:p><text:span text:style-name="T5">Broj u MK</text:span></text:p>
          </draw:text-box>
        </draw:frame>
        <draw:custom-shape draw:style-name="gr17" draw:text-style-name="P18" draw:layer="layout" svg:width="4.895cm" svg:height="0.661cm" svg:x="9.46cm" svg:y="7.983cm">
          <text:p text:style-name="P1"><text:span text:style-name="T11">011012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3.309cm" svg:height="1.725cm" svg:x="15.18cm" svg:y="12.666cm">
          <draw:text-box>
            <text:p><text:span text:style-name="T12">Izostanci</text:span></text:p>
            <text:p><text:span text:style-name="T12">učenika</text:span></text:p>
          </draw:text-box>
        </draw:frame>
      </draw:page>
      <draw:page draw:name="page5" draw:style-name="dp1" draw:master-page-name="Default">
        <draw:frame draw:style-name="gr1" draw:text-style-name="P2" draw:layer="layout" svg:width="8.91cm" svg:height="1.153cm" svg:x="6.173cm" svg:y="1.201cm">
          <draw:text-box>
            <text:p text:style-name="P1"><text:span text:style-name="T1">OCENE UČENIKA</text:span></text:p>
          </draw:text-box>
        </draw:frame>
        <draw:custom-shape draw:style-name="gr5" draw:text-style-name="P1" draw:layer="layout" svg:width="8.583cm" svg:height="12.288cm" svg:x="6.478cm" svg:y="2.7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8cm" svg:y1="3.685cm" svg:x2="14.885cm" svg:y2="3.675cm">
          <text:p/>
        </draw:line>
        <draw:frame draw:style-name="gr7" draw:text-style-name="P10" draw:layer="layout" svg:width="8.913cm" svg:height="1.072cm" svg:x="6.584cm" svg:y="2.484cm">
          <draw:text-box>
            <text:p><text:span text:style-name="T6">Učenik: </text:span><text:span text:style-name="T10">Vladičić Dušan</text:span></text:p>
          </draw:text-box>
        </draw:frame>
        <draw:frame draw:style-name="gr8" draw:text-style-name="P11" draw:layer="layout" svg:width="5.428cm" svg:height="1.725cm" svg:x="6.541cm" svg:y="3.904cm">
          <draw:text-box>
            <text:p><text:span text:style-name="T5">Srpski jezik i književnost</text:span></text:p>
          </draw:text-box>
        </draw:frame>
        <draw:frame draw:style-name="gr7" draw:text-style-name="P11" draw:layer="layout" svg:width="4.803cm" svg:height="0.988cm" svg:x="6.484cm" svg:y="4.982cm">
          <draw:text-box>
            <text:p><text:span text:style-name="T5">Engleski jezik</text:span></text:p>
          </draw:text-box>
        </draw:frame>
        <draw:frame draw:style-name="gr7" draw:text-style-name="P11" draw:layer="layout" svg:width="4.917cm" svg:height="0.988cm" svg:x="6.485cm" svg:y="6.082cm">
          <draw:text-box>
            <text:p><text:span text:style-name="T5">Nemački jezik</text:span></text:p>
          </draw:text-box>
        </draw:frame>
        <draw:frame draw:style-name="gr7" draw:text-style-name="P11" draw:layer="layout" svg:width="3.258cm" svg:height="0.988cm" svg:x="6.485cm" svg:y="7.082cm">
          <draw:text-box>
            <text:p><text:span text:style-name="T5">Filozofija</text:span></text:p>
          </draw:text-box>
        </draw:frame>
        <draw:frame draw:style-name="gr7" draw:text-style-name="P11" draw:layer="layout" svg:width="2.665cm" svg:height="0.988cm" svg:x="6.486cm" svg:y="8.182cm">
          <draw:text-box>
            <text:p><text:span text:style-name="T5">Istorija</text:span></text:p>
          </draw:text-box>
        </draw:frame>
        <draw:custom-shape draw:style-name="gr17" draw:text-style-name="P18" draw:layer="layout" svg:width="2.957cm" svg:height="0.661cm" svg:x="11.761cm" svg:y="4.284cm">
          <text:p text:style-name="P1"><text:span text:style-name="T11">4 5 5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57cm" svg:height="0.661cm" svg:x="11.762cm" svg:y="5.362cm">
          <text:p text:style-name="P1"><text:span text:style-name="T11">4 5 4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57cm" svg:height="0.661cm" svg:x="11.762cm" svg:y="6.462cm">
          <text:p text:style-name="P1"><text:span text:style-name="T11">5 5 5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57cm" svg:height="0.661cm" svg:x="11.762cm" svg:y="7.462cm">
          <text:p text:style-name="P1"><text:span text:style-name="T11">4 4 5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57cm" svg:height="0.661cm" svg:x="11.763cm" svg:y="8.562cm">
          <text:p text:style-name="P1"><text:span text:style-name="T11">5 4 5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737cm" svg:height="0.726cm" svg:x="8.901cm" svg:y="11.061cm">
          <text:p text:style-name="P1"><text:span text:style-name="T2">Sačuvaj promene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332cm" svg:height="2.21cm" svg:x="6.516cm" svg:y="12.798cm">
          <text:p text:style-name="P16"><text:span text:style-name="T8">Obavesti </text:span></text:p>
          <text:p text:style-name="P16"><text:span text:style-name="T8">o poslednjim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235cm" svg:height="2.21cm" svg:x="10.848cm" svg:y="12.798cm">
          <text:p text:style-name="P16"><text:span text:style-name="T8">Obavesti</text:span></text:p>
          <text:p text:style-name="P16"><text:span text:style-name="T8">o svim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" draw:text-style-name="P1" draw:layer="layout" svg:width="8.583cm" svg:height="12.288cm" svg:x="6.476cm" svg:y="2.73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91cm" svg:height="2.055cm" svg:x="6.173cm" svg:y="1.202cm">
          <draw:text-box>
            <text:p text:style-name="P1"><text:span text:style-name="T1">PREDMETI UČENIKA</text:span></text:p>
          </draw:text-box>
        </draw:frame>
        <draw:line draw:style-name="gr6" draw:text-style-name="P1" draw:layer="layout" svg:x1="6.616cm" svg:y1="3.684cm" svg:x2="14.883cm" svg:y2="3.674cm">
          <text:p/>
        </draw:line>
        <draw:frame draw:style-name="gr7" draw:text-style-name="P20" draw:layer="layout" svg:width="11.928cm" svg:height="0.988cm" svg:x="6.582cm" svg:y="2.483cm">
          <draw:text-box>
            <text:p><text:span text:style-name="T13">Predmeti učenika: </text:span><text:span text:style-name="T14">Vladičić Dušan</text:span></text:p>
          </draw:text-box>
        </draw:frame>
        <draw:line draw:style-name="gr6" draw:text-style-name="P1" draw:layer="layout" svg:x1="6.65cm" svg:y1="4.739cm" svg:x2="14.917cm" svg:y2="4.729cm">
          <text:p/>
        </draw:line>
        <draw:frame draw:style-name="gr8" draw:text-style-name="P11" draw:layer="layout" svg:width="5.428cm" svg:height="1.725cm" svg:x="7.441cm" svg:y="3.505cm">
          <draw:text-box>
            <text:p><text:span text:style-name="T5">Srpski jezik i književnost</text:span></text:p>
          </draw:text-box>
        </draw:frame>
        <draw:line draw:style-name="gr6" draw:text-style-name="P1" draw:layer="layout" svg:x1="6.617cm" svg:y1="5.784cm" svg:x2="14.884cm" svg:y2="5.774cm">
          <text:p/>
        </draw:line>
        <draw:frame draw:style-name="gr7" draw:text-style-name="P11" draw:layer="layout" svg:width="4.803cm" svg:height="0.988cm" svg:x="7.483cm" svg:y="4.583cm">
          <draw:text-box>
            <text:p><text:span text:style-name="T5">Engleski jezik</text:span></text:p>
          </draw:text-box>
        </draw:frame>
        <draw:line draw:style-name="gr6" draw:text-style-name="P1" draw:layer="layout" svg:x1="6.618cm" svg:y1="6.884cm" svg:x2="14.885cm" svg:y2="6.874cm">
          <text:p/>
        </draw:line>
        <draw:frame draw:style-name="gr7" draw:text-style-name="P11" draw:layer="layout" svg:width="4.917cm" svg:height="0.988cm" svg:x="7.484cm" svg:y="5.683cm">
          <draw:text-box>
            <text:p><text:span text:style-name="T5">Nemački jezik</text:span></text:p>
          </draw:text-box>
        </draw:frame>
        <draw:line draw:style-name="gr6" draw:text-style-name="P1" draw:layer="layout" svg:x1="6.618cm" svg:y1="7.984cm" svg:x2="14.885cm" svg:y2="7.974cm">
          <text:p/>
        </draw:line>
        <draw:frame draw:style-name="gr7" draw:text-style-name="P11" draw:layer="layout" svg:width="3.258cm" svg:height="0.988cm" svg:x="7.484cm" svg:y="6.783cm">
          <draw:text-box>
            <text:p><text:span text:style-name="T5">Filozofija</text:span></text:p>
          </draw:text-box>
        </draw:frame>
        <draw:line draw:style-name="gr6" draw:text-style-name="P1" draw:layer="layout" svg:x1="6.619cm" svg:y1="9.084cm" svg:x2="14.886cm" svg:y2="9.074cm">
          <text:p/>
        </draw:line>
        <draw:frame draw:style-name="gr7" draw:text-style-name="P11" draw:layer="layout" svg:width="2.665cm" svg:height="0.988cm" svg:x="7.485cm" svg:y="7.883cm">
          <draw:text-box>
            <text:p><text:span text:style-name="T5">Istorija</text:span></text:p>
          </draw:text-box>
        </draw:frame>
        <draw:custom-shape draw:style-name="gr10" draw:text-style-name="P12" draw:layer="layout" svg:width="4.2cm" svg:height="0.86cm" svg:x="8.798cm" svg:y="12.899cm">
          <text:p text:style-name="P1"><text:span text:style-name="T7">Sačuvaj promen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6.922cm" svg:y="3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cm" svg:height="0.5cm" svg:x="6.922cm" svg:y="5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cm" svg:height="0.5cm" svg:x="6.922cm" svg:y="6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cm" svg:height="0.5cm" svg:x="6.922cm" svg:y="7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cm" svg:height="0.5cm" svg:x="6.922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8" draw:text-style-name="P9" draw:layer="layout" svg:width="0.627cm" svg:height="0.562cm" svg:x="6.912cm" svg:y="3.837cm" svg:viewBox="0 0 628 563" draw:points="191,563 0,273 182,396 628,0">
          <text:p/>
        </draw:polygon>
        <draw:polygon draw:style-name="gr18" draw:text-style-name="P9" draw:layer="layout" svg:width="0.627cm" svg:height="0.562cm" svg:x="6.912cm" svg:y="5.938cm" svg:viewBox="0 0 628 563" draw:points="191,563 0,273 182,396 628,0">
          <text:p/>
        </draw:polygon>
        <draw:polygon draw:style-name="gr18" draw:text-style-name="P9" draw:layer="layout" svg:width="0.627cm" svg:height="0.562cm" svg:x="6.912cm" svg:y="7.138cm" svg:viewBox="0 0 628 563" draw:points="191,563 0,273 182,396 628,0">
          <text:p/>
        </draw:polygon>
        <draw:polygon draw:style-name="gr18" draw:text-style-name="P9" draw:layer="layout" svg:width="0.627cm" svg:height="0.562cm" svg:x="6.912cm" svg:y="8.238cm" svg:viewBox="0 0 628 563" draw:points="191,563 0,273 182,396 628,0">
          <text:p/>
        </draw:polygon>
        <draw:polygon draw:style-name="gr18" draw:text-style-name="P9" draw:layer="layout" svg:width="0.627cm" svg:height="0.562cm" svg:x="6.912cm" svg:y="4.938cm" svg:viewBox="0 0 628 563" draw:points="191,563 0,273 182,396 628,0">
          <text:p/>
        </draw:polygon>
      </draw:page>
      <draw:page draw:name="page7" draw:style-name="dp1" draw:master-page-name="Default">
        <draw:custom-shape draw:style-name="gr5" draw:text-style-name="P1" draw:layer="layout" svg:width="8.583cm" svg:height="12.288cm" svg:x="6.476cm" svg:y="2.73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91cm" svg:height="1.153cm" svg:x="6.173cm" svg:y="1.201cm">
          <draw:text-box>
            <text:p text:style-name="P1"><text:span text:style-name="T1">SPISAK PREDMETA</text:span></text:p>
          </draw:text-box>
        </draw:frame>
        <draw:line draw:style-name="gr6" draw:text-style-name="P1" draw:layer="layout" svg:x1="6.616cm" svg:y1="3.683cm" svg:x2="14.883cm" svg:y2="3.673cm">
          <text:p/>
        </draw:line>
        <draw:frame draw:style-name="gr7" draw:text-style-name="P10" draw:layer="layout" svg:width="7.246cm" svg:height="1.072cm" svg:x="6.582cm" svg:y="2.482cm">
          <draw:text-box>
            <text:p><text:span text:style-name="T6">Spisak predmeta</text:span></text:p>
          </draw:text-box>
        </draw:frame>
        <draw:line draw:style-name="gr6" draw:text-style-name="P1" draw:layer="layout" svg:x1="6.65cm" svg:y1="4.738cm" svg:x2="14.917cm" svg:y2="4.728cm">
          <text:p/>
        </draw:line>
        <draw:frame draw:style-name="gr8" draw:text-style-name="P11" draw:layer="layout" svg:width="5.428cm" svg:height="1.725cm" svg:x="7.041cm" svg:y="3.504cm">
          <draw:text-box>
            <text:p><text:span text:style-name="T5">Srpski jezik i književnost</text:span></text:p>
          </draw:text-box>
        </draw:frame>
        <draw:line draw:style-name="gr6" draw:text-style-name="P1" draw:layer="layout" svg:x1="6.617cm" svg:y1="5.783cm" svg:x2="14.884cm" svg:y2="5.773cm">
          <text:p/>
        </draw:line>
        <draw:frame draw:style-name="gr7" draw:text-style-name="P11" draw:layer="layout" svg:width="4.803cm" svg:height="0.988cm" svg:x="7.083cm" svg:y="4.582cm">
          <draw:text-box>
            <text:p><text:span text:style-name="T5">Engleski jezik</text:span></text:p>
          </draw:text-box>
        </draw:frame>
        <draw:line draw:style-name="gr6" draw:text-style-name="P1" draw:layer="layout" svg:x1="6.618cm" svg:y1="6.883cm" svg:x2="14.885cm" svg:y2="6.873cm">
          <text:p/>
        </draw:line>
        <draw:frame draw:style-name="gr7" draw:text-style-name="P11" draw:layer="layout" svg:width="4.917cm" svg:height="0.988cm" svg:x="7.084cm" svg:y="5.682cm">
          <draw:text-box>
            <text:p><text:span text:style-name="T5">Nemački jezik</text:span></text:p>
          </draw:text-box>
        </draw:frame>
        <draw:line draw:style-name="gr6" draw:text-style-name="P1" draw:layer="layout" svg:x1="6.618cm" svg:y1="7.983cm" svg:x2="14.885cm" svg:y2="7.973cm">
          <text:p/>
        </draw:line>
        <draw:frame draw:style-name="gr7" draw:text-style-name="P11" draw:layer="layout" svg:width="3.258cm" svg:height="0.988cm" svg:x="7.084cm" svg:y="6.782cm">
          <draw:text-box>
            <text:p><text:span text:style-name="T5">Filozofija</text:span></text:p>
          </draw:text-box>
        </draw:frame>
        <draw:line draw:style-name="gr6" draw:text-style-name="P1" draw:layer="layout" svg:x1="6.619cm" svg:y1="9.083cm" svg:x2="14.916cm" svg:y2="9.095cm">
          <text:p/>
        </draw:line>
        <draw:frame draw:style-name="gr7" draw:text-style-name="P11" draw:layer="layout" svg:width="2.665cm" svg:height="0.988cm" svg:x="7.085cm" svg:y="7.882cm">
          <draw:text-box>
            <text:p><text:span text:style-name="T5">Istorija</text:span></text:p>
          </draw:text-box>
        </draw:frame>
        <draw:custom-shape draw:style-name="gr19" draw:text-style-name="P21" draw:layer="layout" svg:width="4.498cm" svg:height="1.455cm" svg:x="8.6cm" svg:y="13.363cm">
          <text:p text:style-name="P1"><text:span text:style-name="T5">Dodaj predmet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2" draw:layer="layout" svg:width="8.91cm" svg:height="1.153cm" svg:x="6.173cm" svg:y="1.201cm">
          <draw:text-box>
            <text:p text:style-name="P1"><text:span text:style-name="T1">DODAJ PREDMET</text:span></text:p>
          </draw:text-box>
        </draw:frame>
        <draw:custom-shape draw:style-name="gr5" draw:text-style-name="P1" draw:layer="layout" svg:width="8.583cm" svg:height="12.288cm" svg:x="6.477cm" svg:y="2.73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.69cm" svg:height="1.725cm" svg:x="7.009cm" svg:y="4.104cm">
          <draw:text-box>
            <text:p><text:span text:style-name="T8">Naziv</text:span></text:p>
          </draw:text-box>
        </draw:frame>
        <draw:custom-shape draw:style-name="gr17" draw:text-style-name="P22" draw:layer="layout" svg:width="4.895cm" svg:height="0.661cm" svg:x="9.159cm" svg:y="4.484cm">
          <text:p text:style-name="P1"><text:span text:style-name="T9">Matematika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7cm" svg:y1="3.684cm" svg:x2="14.884cm" svg:y2="3.674cm">
          <text:p/>
        </draw:line>
        <draw:frame draw:style-name="gr7" draw:text-style-name="P10" draw:layer="layout" svg:width="9.705cm" svg:height="1.072cm" svg:x="6.583cm" svg:y="2.483cm">
          <draw:text-box>
            <text:p><text:span text:style-name="T6">Dodaj/sačuvaj predmet</text:span></text:p>
          </draw:text-box>
        </draw:frame>
        <draw:custom-shape draw:style-name="gr15" draw:text-style-name="P3" draw:layer="layout" svg:width="3.737cm" svg:height="0.726cm" svg:x="8.893cm" svg:y="7.52cm">
          <text:p text:style-name="P1"><text:span text:style-name="T2">Sačuvaj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5cm" svg:height="0.495cm" svg:x="6.877cm" svg:y="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3" draw:layer="layout" svg:width="5.404cm" svg:height="0.988cm" svg:x="7.339cm" svg:y="5.558cm">
          <draw:text-box>
            <text:p><text:span text:style-name="T8">Brojčana ocena</text:span></text:p>
          </draw:text-box>
        </draw:frame>
        <draw:custom-shape draw:style-name="gr14" draw:text-style-name="P9" draw:layer="layout" svg:width="0.495cm" svg:height="0.495cm" svg:x="11.278cm" svg:y="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3" draw:layer="layout" svg:width="4.824cm" svg:height="0.988cm" svg:x="11.74cm" svg:y="5.558cm">
          <draw:text-box>
            <text:p><text:span text:style-name="T8">Opisna ocena</text:span></text:p>
          </draw:text-box>
        </draw:frame>
        <draw:custom-shape draw:style-name="gr21" draw:text-style-name="P9" draw:layer="layout" svg:width="0.296cm" svg:height="0.296cm" svg:x="6.976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5" draw:text-style-name="P1" draw:layer="layout" svg:width="8.583cm" svg:height="12.288cm" svg:x="6.476cm" svg:y="2.7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669cm" svg:height="1.153cm" svg:x="5.873cm" svg:y="1.203cm">
          <draw:text-box>
            <text:p text:style-name="P1"><text:span text:style-name="T1">IZOSTANCI UČENIKA</text:span></text:p>
          </draw:text-box>
        </draw:frame>
        <draw:line draw:style-name="gr6" draw:text-style-name="P1" draw:layer="layout" svg:x1="6.616cm" svg:y1="3.685cm" svg:x2="14.883cm" svg:y2="3.675cm">
          <text:p/>
        </draw:line>
        <draw:frame draw:style-name="gr7" draw:text-style-name="P20" draw:layer="layout" svg:width="11.848cm" svg:height="0.988cm" svg:x="6.582cm" svg:y="2.484cm">
          <draw:text-box>
            <text:p><text:span text:style-name="T13">Izostanci učenika: </text:span><text:span text:style-name="T14">Vladičić Dušan</text:span></text:p>
          </draw:text-box>
        </draw:frame>
        <draw:line draw:style-name="gr6" draw:text-style-name="P1" draw:layer="layout" svg:x1="6.65cm" svg:y1="5.04cm" svg:x2="14.917cm" svg:y2="5.03cm">
          <text:p/>
        </draw:line>
        <draw:frame draw:style-name="gr8" draw:text-style-name="P11" draw:layer="layout" svg:width="3.777cm" svg:height="1.725cm" svg:x="6.641cm" svg:y="3.806cm">
          <draw:text-box>
            <text:p><text:span text:style-name="T5">Opravdanih: <text:s/></text:span><text:span text:style-name="T15">10</text:span></text:p>
          </draw:text-box>
        </draw:frame>
        <draw:line draw:style-name="gr6" draw:text-style-name="P1" draw:layer="layout" svg:x1="6.617cm" svg:y1="6.885cm" svg:x2="14.884cm" svg:y2="6.875cm">
          <text:p/>
        </draw:line>
        <draw:line draw:style-name="gr6" draw:text-style-name="P1" draw:layer="layout" svg:x1="6.618cm" svg:y1="7.685cm" svg:x2="14.885cm" svg:y2="7.675cm">
          <text:p/>
        </draw:line>
        <draw:frame draw:style-name="gr7" draw:text-style-name="P24" draw:layer="layout" svg:width="7.233cm" svg:height="0.988cm" svg:x="6.684cm" svg:y="5.484cm">
          <draw:text-box>
            <text:p><text:span text:style-name="T7">Pregled po danima</text:span></text:p>
          </draw:text-box>
        </draw:frame>
        <draw:line draw:style-name="gr6" draw:text-style-name="P1" draw:layer="layout" svg:x1="6.618cm" svg:y1="8.485cm" svg:x2="14.885cm" svg:y2="8.475cm">
          <text:p/>
        </draw:line>
        <draw:frame draw:style-name="gr22" draw:text-style-name="P25" draw:layer="layout" svg:width="2.637cm" svg:height="1.479cm" svg:x="6.657cm" svg:y="6.919cm">
          <draw:text-box>
            <text:p><text:span text:style-name="T15">22.3.2013.</text:span></text:p>
          </draw:text-box>
        </draw:frame>
        <draw:frame draw:style-name="gr8" draw:text-style-name="P11" draw:layer="layout" svg:width="4.109cm" svg:height="1.725cm" svg:x="10.642cm" svg:y="3.806cm">
          <draw:text-box>
            <text:p><text:span text:style-name="T5">Neopravdanih: </text:span><text:span text:style-name="T15">1</text:span></text:p>
          </draw:text-box>
        </draw:frame>
        <draw:frame draw:style-name="gr7" draw:text-style-name="P11" draw:layer="layout" svg:width="2.28cm" svg:height="0.988cm" svg:x="9.285cm" svg:y="6.618cm">
          <draw:text-box>
            <text:p><text:span text:style-name="T5">O = </text:span><text:span text:style-name="T15">4</text:span></text:p>
          </draw:text-box>
        </draw:frame>
        <draw:frame draw:style-name="gr7" draw:text-style-name="P11" draw:layer="layout" svg:width="2.255cm" svg:height="0.988cm" svg:x="11.185cm" svg:y="6.618cm">
          <draw:text-box>
            <text:p><text:span text:style-name="T5">N = </text:span><text:span text:style-name="T15">0</text:span></text:p>
          </draw:text-box>
        </draw:frame>
        <draw:frame draw:style-name="gr22" draw:text-style-name="P25" draw:layer="layout" svg:width="2.637cm" svg:height="1.479cm" svg:x="6.657cm" svg:y="7.719cm">
          <draw:text-box>
            <text:p><text:span text:style-name="T15">23.3.2013.</text:span></text:p>
          </draw:text-box>
        </draw:frame>
        <draw:frame draw:style-name="gr7" draw:text-style-name="P11" draw:layer="layout" svg:width="2.28cm" svg:height="0.988cm" svg:x="9.285cm" svg:y="7.418cm">
          <draw:text-box>
            <text:p><text:span text:style-name="T5">O = </text:span><text:span text:style-name="T15">6</text:span></text:p>
          </draw:text-box>
        </draw:frame>
        <draw:frame draw:style-name="gr7" draw:text-style-name="P11" draw:layer="layout" svg:width="2.255cm" svg:height="0.988cm" svg:x="11.185cm" svg:y="7.418cm">
          <draw:text-box>
            <text:p><text:span text:style-name="T5">N = </text:span><text:span text:style-name="T15">0</text:span></text:p>
          </draw:text-box>
        </draw:frame>
        <draw:custom-shape draw:style-name="gr10" draw:text-style-name="P17" draw:layer="layout" svg:width="2.844cm" svg:height="2.21cm" svg:x="9.327cm" svg:y="12.798cm">
          <text:p text:style-name="P16"><text:span text:style-name="T8">Obavesti </text:span></text:p>
          <text:p text:style-name="P16"><text:span text:style-name="T8">o poslednj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944cm" svg:height="2.21cm" svg:x="12.138cm" svg:y="12.798cm">
          <text:p text:style-name="P16"><text:span text:style-name="T8">Obavesti</text:span></text:p>
          <text:p text:style-name="P16"><text:span text:style-name="T8">o </text:span><text:span text:style-name="T16">5</text:span><text:span text:style-name="T8"> poslednjih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4cm" svg:height="2.21cm" svg:x="6.487cm" svg:y="12.798cm">
          <text:p text:style-name="P16"><text:span text:style-name="T8">Dodaj </text:span></text:p>
          <text:p text:style-name="P16"><text:span text:style-name="T8">izostana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9cm" svg:y1="9.285cm" svg:x2="14.886cm" svg:y2="9.275cm">
          <text:p/>
        </draw:line>
        <draw:frame draw:style-name="gr22" draw:text-style-name="P25" draw:layer="layout" svg:width="2.637cm" svg:height="1.479cm" svg:x="6.658cm" svg:y="8.519cm">
          <draw:text-box>
            <text:p><text:span text:style-name="T15">28.3.2013.</text:span></text:p>
          </draw:text-box>
        </draw:frame>
        <draw:frame draw:style-name="gr7" draw:text-style-name="P11" draw:layer="layout" svg:width="2.28cm" svg:height="0.988cm" svg:x="9.286cm" svg:y="8.218cm">
          <draw:text-box>
            <text:p><text:span text:style-name="T5">O = </text:span><text:span text:style-name="T15">0</text:span></text:p>
          </draw:text-box>
        </draw:frame>
        <draw:frame draw:style-name="gr7" draw:text-style-name="P11" draw:layer="layout" svg:width="2.255cm" svg:height="0.988cm" svg:x="11.186cm" svg:y="8.218cm">
          <draw:text-box>
            <text:p><text:span text:style-name="T5">N = </text:span><text:span text:style-name="T15">1</text:span></text:p>
          </draw:text-box>
        </draw:frame>
      </draw:page>
      <draw:page draw:name="page10" draw:style-name="dp1" draw:master-page-name="Default">
        <draw:frame draw:style-name="gr1" draw:text-style-name="P2" draw:layer="layout" svg:width="12.581cm" svg:height="1.153cm" svg:x="4.682cm" svg:y="1.2cm">
          <draw:text-box>
            <text:p text:style-name="P1"><text:span text:style-name="T1">DODAJ/IZMENI IZOSTANAK</text:span></text:p>
          </draw:text-box>
        </draw:frame>
        <draw:line draw:style-name="gr6" draw:text-style-name="P1" draw:layer="layout" svg:x1="6.617cm" svg:y1="3.686cm" svg:x2="14.884cm" svg:y2="3.676cm">
          <text:p/>
        </draw:line>
        <draw:frame draw:style-name="gr7" draw:text-style-name="P20" draw:layer="layout" svg:width="11.848cm" svg:height="0.988cm" svg:x="6.583cm" svg:y="2.485cm">
          <draw:text-box>
            <text:p><text:span text:style-name="T13">Izostanci učenika: </text:span><text:span text:style-name="T14">Vladičić Dušan</text:span></text:p>
          </draw:text-box>
        </draw:frame>
        <draw:custom-shape draw:style-name="gr5" draw:text-style-name="P1" draw:layer="layout" svg:width="8.583cm" svg:height="12.288cm" svg:x="6.477cm" svg:y="2.7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17cm" svg:y1="3.685cm" svg:x2="14.884cm" svg:y2="3.675cm">
          <text:p/>
        </draw:line>
        <draw:frame draw:style-name="gr7" draw:text-style-name="P20" draw:layer="layout" svg:width="11.848cm" svg:height="0.988cm" svg:x="6.583cm" svg:y="2.484cm">
          <draw:text-box>
            <text:p><text:span text:style-name="T13">Izostanci učenika: </text:span><text:span text:style-name="T14">Vladičić Dušan</text:span></text:p>
          </draw:text-box>
        </draw:frame>
        <draw:frame draw:style-name="gr8" draw:text-style-name="P11" draw:layer="layout" svg:width="1.457cm" svg:height="1.725cm" svg:x="7.01cm" svg:y="4.103cm">
          <draw:text-box>
            <text:p><text:span text:style-name="T5">Dan</text:span></text:p>
          </draw:text-box>
        </draw:frame>
        <draw:frame draw:style-name="gr8" draw:text-style-name="P11" draw:layer="layout" svg:width="2.087cm" svg:height="1.725cm" svg:x="7.01cm" svg:y="5.203cm">
          <draw:text-box>
            <text:p><text:span text:style-name="T5">Mesec</text:span></text:p>
          </draw:text-box>
        </draw:frame>
        <draw:frame draw:style-name="gr8" draw:text-style-name="P11" draw:layer="layout" svg:width="2.087cm" svg:height="1.725cm" svg:x="7.01cm" svg:y="6.403cm">
          <draw:text-box>
            <text:p><text:span text:style-name="T5">Godina</text:span></text:p>
          </draw:text-box>
        </draw:frame>
        <draw:frame draw:style-name="gr8" draw:text-style-name="P11" draw:layer="layout" svg:width="3.805cm" svg:height="2.462cm" svg:x="7.01cm" svg:y="7.603cm">
          <draw:text-box>
            <text:p><text:span text:style-name="T5">Broj opravdanih</text:span></text:p>
          </draw:text-box>
        </draw:frame>
        <draw:frame draw:style-name="gr8" draw:text-style-name="P11" draw:layer="layout" svg:width="4.333cm" svg:height="2.462cm" svg:x="7.011cm" svg:y="8.903cm">
          <draw:text-box>
            <text:p><text:span text:style-name="T5">Broj neopravdanih</text:span></text:p>
          </draw:text-box>
        </draw:frame>
        <draw:custom-shape draw:style-name="gr23" draw:text-style-name="P18" draw:layer="layout" svg:width="1.798cm" svg:height="0.661cm" svg:x="9.186cm" svg:y="4.4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.765cm" svg:height="0.661cm" svg:x="9.186cm" svg:y="5.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359cm" svg:height="0.661cm" svg:x="9.186cm" svg:y="6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957cm" svg:height="0.661cm" svg:x="10.936cm" svg:y="7.9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.957cm" svg:height="0.661cm" svg:x="11.4cm" svg:y="9.283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9" draw:layer="layout" svg:width="0.76cm" svg:height="0.66cm" svg:x="11.013cm" svg:y="4.49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0.695cm" svg:height="0.496cm" svg:x="11.041cm" svg:y="4.597cm">
            <text:p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4" draw:text-style-name="P9" draw:layer="layout" svg:width="0.76cm" svg:height="0.66cm" svg:x="11.012cm" svg:y="5.6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95cm" svg:height="0.496cm" svg:x="11.04cm" svg:y="5.76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9" draw:layer="layout" svg:width="0.76cm" svg:height="0.71cm" svg:x="11.613cm" svg:y="6.79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0.695cm" svg:height="0.533cm" svg:x="11.641cm" svg:y="6.9cm">
            <text:p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9" draw:layer="layout" svg:width="8.269cm" svg:height="1.673cm" svg:x="15.28cm" svg:y="4.961cm">
          <draw:text-box>
            <text:p><text:span text:style-name="T17">MOŽDA POSATAVITI TimePicker</text:span></text:p>
          </draw:text-box>
        </draw:frame>
        <draw:custom-shape draw:style-name="gr15" draw:text-style-name="P3" draw:layer="layout" svg:width="3.356cm" svg:height="0.726cm" svg:x="7.074cm" svg:y="11.588cm">
          <text:p text:style-name="P1"><text:span text:style-name="T2">Sačuvaj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286cm" svg:height="0.726cm" svg:x="11.345cm" svg:y="11.588cm">
          <text:p text:style-name="P1"><text:span text:style-name="T2">Uklon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crna_5f_magenta" draw:display-name="crna_magenta" draw:style="linear" draw:start-color="#000000" draw:end-color="#6b4794" draw:start-intensity="100%" draw:end-intensity="70%" draw:angle="0" draw:border="0%"/>
    <draw:opacity draw:name="Transparency_20_2" draw:display-name="Transparency 2" draw:style="linear" draw:start="100%" draw:end="75%" draw:angle="0" draw:border="100%"/>
    <draw:opacity draw:name="Transparency_20_3" draw:display-name="Transparency 3" draw:style="linear" draw:start="100%" draw:end="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20:36:51.62</meta:creation-date>
    <dc:date>2013-08-13T20:57:25</dc:date>
    <meta:editing-duration>PT3H18M45S</meta:editing-duration>
    <meta:editing-cycles>43</meta:editing-cycles>
    <meta:generator>LibreOffice/3.5$Linux_X86_64 LibreOffice_project/350m1$Build-2</meta:generator>
    <meta:document-statistic meta:object-count="178"/>
  </office:meta>
</office:document-meta>
</file>